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ser → Frontend → Backend → Database</text:p>
      <text:p text:style-name="Normal">User clicks "Add Recipe" button</text:p>
      <text:p text:style-name="Normal">Frontend sends POST /recipes with recipe data</text:p>
      <text:p text:style-name="Normal">Backend saves data to database</text:p>
      <text:p text:style-name="Normal">Backend sends success response</text:p>
      <text:p text:style-name="Normal">Frontend updates the pag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anthi Kumar Nuvvula</meta:initial-creator>
    <dc:creator>Kranthi Kumar Nuvvula</dc:creator>
    <meta:creation-date>2025-12-01T12:25:00Z</meta:creation-date>
    <dc:date>2025-12-01T13:37:00Z</dc:date>
    <meta:template xlink:href="Normal.dotm" xlink:type="simple"/>
    <meta:editing-cycles>3</meta:editing-cycles>
    <meta:editing-duration>PT4320S</meta:editing-duration>
    <meta:document-statistic meta:page-count="1" meta:paragraph-count="1" meta:word-count="30" meta:character-count="203" meta:row-count="1" meta:non-whitespace-character-count="174"/>
  </office:meta>
</office:document-meta>
</file>